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9.91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5.851cm"/>
    </style:style>
    <style:style style:name="co24" style:family="table-column">
      <style:table-column-properties fo:break-before="auto" style:column-width="3.244cm"/>
    </style:style>
    <style:style style:name="co11" style:family="table-column">
      <style:table-column-properties fo:break-before="auto" style:column-width="0.513cm"/>
    </style:style>
    <style:style style:name="co12" style:family="table-column">
      <style:table-column-properties fo:break-before="auto" style:column-width="6.368cm"/>
    </style:style>
    <style:style style:name="co13" style:family="table-column">
      <style:table-column-properties fo:break-before="auto" style:column-width="8.137cm"/>
    </style:style>
    <style:style style:name="co14" style:family="table-column">
      <style:table-column-properties fo:break-before="auto" style:column-width="16.561cm"/>
    </style:style>
    <style:style style:name="co25" style:family="table-column">
      <style:table-column-properties fo:break-before="auto" style:column-width="2.182cm"/>
    </style:style>
    <style:style style:name="co26" style:family="table-column">
      <style:table-column-properties fo:break-before="auto" style:column-width="6.936cm"/>
    </style:style>
    <style:style style:name="co27" style:family="table-column">
      <style:table-column-properties fo:break-before="auto" style:column-width="5.516cm"/>
    </style:style>
    <style:style style:name="co28" style:family="table-column">
      <style:table-column-properties fo:break-before="auto" style:column-width="5.025cm"/>
    </style:style>
    <style:style style:name="co29" style:family="table-column">
      <style:table-column-properties fo:break-before="auto" style:column-width="6.468cm"/>
    </style:style>
    <style:style style:name="co30" style:family="table-column">
      <style:table-column-properties fo:break-before="auto" style:column-width="6.075cm"/>
    </style:style>
    <style:style style:name="co31" style:family="table-column">
      <style:table-column-properties fo:break-before="auto" style:column-width="1.55cm"/>
    </style:style>
    <style:style style:name="co32" style:family="table-column">
      <style:table-column-properties fo:break-before="auto" style:column-width="0.469cm"/>
    </style:style>
    <style:style style:name="co33" style:family="table-column">
      <style:table-column-properties fo:break-before="auto" style:column-width="13.044cm"/>
    </style:style>
    <style:style style:name="co34" style:family="table-column">
      <style:table-column-properties fo:break-before="auto" style:column-width="2.258cm"/>
    </style:style>
    <style:style style:name="co35" style:family="table-column">
      <style:table-column-properties fo:break-before="auto" style:column-width="8.248cm"/>
    </style:style>
    <style:style style:name="co3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1.939cm" fo:break-before="auto" style:use-optimal-row-height="true"/>
    </style:style>
    <style:style style:name="ro13" style:family="table-row">
      <style:table-row-properties style:row-height="0.669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15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631cm" fo:break-before="auto" style:use-optimal-row-height="true"/>
    </style:style>
    <style:style style:name="ro16" style:family="table-row">
      <style:table-row-properties style:row-height="2.579cm" fo:break-before="auto" style:use-optimal-row-height="true"/>
    </style:style>
    <style:style style:name="ro17" style:family="table-row">
      <style:table-row-properties style:row-height="1.632cm" fo:break-before="auto" style:use-optimal-row-height="true"/>
    </style:style>
    <style:style style:name="ro18" style:family="table-row">
      <style:table-row-properties style:row-height="2.184cm" fo:break-before="auto" style:use-optimal-row-height="true"/>
    </style:style>
    <style:style style:name="ro19" style:family="table-row">
      <style:table-row-properties style:row-height="1.263cm" fo:break-before="auto" style:use-optimal-row-height="true"/>
    </style:style>
    <style:style style:name="ro20" style:family="table-row">
      <style:table-row-properties style:row-height="3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75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7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55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9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5" style:family="text"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돋움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8pt" style:language-asian="ko" style:country-asian="KR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ko" style:country-asian="KR" style:font-style-asian="normal" style:font-weight-asian="normal" style:font-name-complex="Ari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돋움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8pt" style:language-asian="ko" style:country-asian="KR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1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16"/>
        <table:table-column table:style-name="co12" table:default-cell-style-name="ce69"/>
        <table:table-column table:style-name="co13" table:default-cell-style-name="ce69"/>
        <table:table-column table:style-name="co14" table:default-cell-style-name="Default"/>
        <table:table-column table:style-name="co25" table:default-cell-style-name="ce60"/>
        <table:table-column table:style-name="co26" table:default-cell-style-name="ce16"/>
        <table:table-column table:style-name="co27" table:default-cell-style-name="ce57"/>
        <table:table-column table:style-name="co28" table:default-cell-style-name="ce51"/>
        <table:table-column table:style-name="co29" table:default-cell-style-name="ce135"/>
        <table:table-column table:style-name="co30" table:default-cell-style-name="ce135"/>
        <table:table-column table:style-name="co31" table:default-cell-style-name="ce135"/>
        <table:table-column table:style-name="co32" table:default-cell-style-name="ce85"/>
        <table:table-column table:style-name="co3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64" office:value-type="string" calcext:value-type="string">
            <text:p>한글 제목</text:p>
          </table:table-cell>
          <table:table-cell table:style-name="ce64" office:value-type="string" calcext:value-type="string">
            <text:p>영어 제목</text:p>
          </table:table-cell>
          <table:table-cell table:style-name="ce75" office:value-type="string" calcext:value-type="string">
            <text:p>게임 링크</text:p>
          </table:table-cell>
          <table:table-cell table:style-name="ce75" office:value-type="string" calcext:value-type="string">
            <text:p>출시년도</text:p>
          </table:table-cell>
          <table:table-cell table:style-name="ce75" office:value-type="string" calcext:value-type="string">
            <text:p>장르</text:p>
          </table:table-cell>
          <table:table-cell table:style-name="ce64" office:value-type="string" calcext:value-type="string">
            <text:p>개발사 / 개발자 1</text:p>
          </table:table-cell>
          <table:table-cell table:style-name="ce105" office:value-type="string" calcext:value-type="string">
            <text:p>개발사 / 개발자 2</text:p>
          </table:table-cell>
          <table:table-cell table:style-name="ce75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77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94" table:content-validation-name="val2" office:value-type="string" calcext:value-type="string">
            <text:p>dummy</text:p>
          </table:table-cell>
          <table:table-cell table:style-name="ce77" table:content-validation-name="val2"/>
          <table:table-cell table:style-name="ce77" table:content-validation-name="val3" office:value-type="string" calcext:value-type="string">
            <text:p>dummy</text:p>
          </table:table-cell>
          <table:table-cell table:style-name="ce77" table:content-validation-name="val3" table:number-columns-repeated="2"/>
          <table:table-cell table:style-name="ce26"/>
          <table:table-cell table:style-name="ce9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11">자세한 정보를 찾을 수가 없는데. 일단 대한민국 서울에 살고 계시다고 합니다.</text:span></text:p>
            <text:p><text:span text:style-name="T11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0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12">유한회사 체리츠｜대표자 : 이수진｜대표번호 : 02-332-2524</text:span></text:p>
            <text:p><text:span text:style-name="T12">사업자등록번호 : 576-88-00223｜통신판매업 신고번호 : 제 2019-서울종로-0997 호</text:span></text:p>
            <text:p><text:span text:style-name="T12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13">[루리웹 댓글의 일부]</text:span></text:p>
            <text:p/>
            <text:p><text:span text:style-name="T13">안녕하세요. 헌터X 개발자입니다.</text:span></text:p>
            <text:p><text:span text:style-name="T13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12">자세한 정보를 찾을 수가 없는데. 일단 대한민국 서울에 살고 계시다고 합니다.</text:span></text:p>
            <text:p><text:span text:style-name="T12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11">동인게임제작팀 사슴농장입니다. </text:span><text:span text:style-name="T11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2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0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57">
            <calcext:condition calcext:apply-style-name="Error" calcext:value="duplicate" calcext:base-cell-address="list.B3"/>
          </calcext:conditional-format>
          <calcext:conditional-format calcext:target-range-address="list.C3:list.C257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table:table-column table:style-name="co15" table:default-cell-style-name="ce69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row table:style-name="ro1">
          <table:table-cell table:style-name="ce150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155" office:value-type="string" calcext:value-type="string">
            <text:p>(주)행복한다람쥐단( Happy Daram Inc. )</text:p>
          </table:table-cell>
          <table:table-cell table:style-name="ce161"/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/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14">대구광역시 북구 동변로 50, **동 </text:span><text:span text:style-name="T15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14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5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16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5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5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3">
          <table:table-cell table:style-name="ce155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5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5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13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4">
          <table:table-cell table:style-name="ce155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14">프로젝트 총괄: </text:span>염정규                     <text:span text:style-name="T14">프로그래머 : </text:span>이경훈</text:p>
            <text:p><text:span text:style-name="T14">아트 : </text:span>장자혜                                  <text:span text:style-name="T14">게임 디자인 : </text:span>김창엽</text:p>
          </table:table-cell>
        </table:table-row>
        <table:table-row table:style-name="ro1">
          <table:table-cell table:style-name="ce155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g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13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13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13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16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6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13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14">부산광역시 사상구 주례로 47, 동서대학교 시티엘관(15번건물) </text:span><text:span text:style-name="T15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5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16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3">
          <table:table-cell table:style-name="ce155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14">서울 특별시 강남구 역삼로 227 썬스코빌딩 </text:span><text:span text:style-name="T15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5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3">
          <table:table-cell table:style-name="ce155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16">법인명(상호): (주)플린트</text:span></text:p>
            <text:p><text:span text:style-name="T12">서울특별시 강남구 테헤란로414, ***</text:span><text:span text:style-name="T16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3">
          <table:table-cell table:style-name="ce155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12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14">경남 김해시 관동로 14, </text:span><text:span text:style-name="T15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3">
          <table:table-cell table:style-name="ce155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14">경기 안양시 동안구 시민대로327번길 11-41, </text:span><text:span text:style-name="T15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5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16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14">서울 강남구 테헤란로4길 38-3 (역삼동) 다우빌딩 </text:span><text:span text:style-name="T15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13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13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3">
          <table:table-cell table:style-name="ce155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14">경남 김해시 관동로 14 (관동동) 경남콘텐츠기업지원센터 </text:span><text:span text:style-name="T15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3">
          <table:table-cell table:style-name="ce155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14">경기도 용인시 수지구 만현로67번길 19, **동 </text:span><text:span text:style-name="T15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3">
          <table:table-cell table:style-name="ce157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12">전라북도 전주시 덕진구 오공로 123 전북테크비즈센터 ***</text:span><text:span text:style-name="T16">호</text:span></text:p>
            <text:p/>
            <text:p><text:span text:style-name="T16">이용약관개인정보처리방침</text:span></text:p>
            <text:p><text:span text:style-name="T16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16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157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157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3">
          <table:table-cell table:style-name="ce157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3">
          <table:table-cell table:style-name="ce157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12">***</text:span><text:span text:style-name="T17"> </text:span><text:span text:style-name="T15">***</text:span><text:span text:style-name="T17">-</text:span><text:span text:style-name="T15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14">서울특별시 금천구 가산디지털2로 95, </text:span><text:span text:style-name="T15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7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13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7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16">주식회사 테일즈샵</text:span></text:p>
            <text:p><text:span text:style-name="T16">통신판매업 제 2016-인천부평-0565 호 </text:span></text:p>
            <text:p><text:span text:style-name="T14">인천 광역시 부평구 경원대로 1354번길 4 아이홈 </text:span><text:span text:style-name="T15">***</text:span><text:span text:style-name="T16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14">서울특별시 양천구 목동동로 180, **동 </text:span><text:span text:style-name="T15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Samoye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5">
          <table:table-cell table:style-name="ce157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7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3">
          <table:table-cell table:style-name="ce157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14">글로벌게임센터 </text:span><text:span text:style-name="T15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157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157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3">
          <table:table-cell table:style-name="ce157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16">충청북도 청주시 청원구 상당로 314/ 청주첨단문화산업단지 2층 ******</text:span></text:p>
            <text:p><text:span text:style-name="T16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12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3">
          <table:table-cell table:style-name="ce157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ZZIC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깡토 스튜디오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158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861">
          <table:table-cell table:style-name="ce159"/>
          <table:table-cell table:number-columns-repeated="10"/>
        </table:table-row>
        <table:table-row table:style-name="ro1" table:number-rows-repeated="1047529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32">
            <calcext:condition calcext:apply-style-name="Error" calcext:value="duplicate" calcext:base-cell-address="developer.A2"/>
          </calcext:conditional-format>
          <calcext:conditional-format calcext:target-range-address="developer.A1:developer.A1046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35" table:default-cell-style-name="ce129"/>
        <table:table-column table:style-name="co3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38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37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45" table:on-update-keep-styles="true" table:on-update-keep-size="false"/>
        <table:database-range table:name="developer_table" table:target-range-address="developer.A2:developer.I1045" table:on-update-keep-styles="true" table:on-update-keep-size="false"/>
        <table:database-range table:name="game_table" table:target-range-address="list.B236:list.C237" table:on-update-keep-styles="true" table:on-update-keep-size="false"/>
        <table:database-range table:name="publisher_name_list" table:target-range-address="publisher.A2:publisher.A1037" table:on-update-keep-styles="true" table:on-update-keep-size="false"/>
        <table:database-range table:name="__Anonymous_Sheet_DB__0" table:target-range-address="list.B2:list.I25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18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4">00/00/0000</text:date>, <text:time style:data-style-name="N2" text:time-value="07:56:15.81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3-14T07:58:52.961000000</dc:date>
    <meta:editing-duration>P2DT1H6M33S</meta:editing-duration>
    <meta:editing-cycles>802</meta:editing-cycles>
    <meta:document-statistic meta:table-count="3" meta:cell-count="251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